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Table1-Vars" style:family="table" style:master-page-name="">
      <style:table-properties style:width="17.013cm" fo:margin-left="0cm" style:page-number="auto" fo:break-before="auto" fo:break-after="auto" table:align="left" fo:background-color="transparent" style:shadow="none" fo:keep-with-next="auto" style:may-break-between-rows="true" style:writing-mode="page" table:border-model="collapsing">
        <style:background-image/>
      </style:table-properties>
    </style:style>
    <style:style style:name="Table1-Vars.A" style:family="table-column">
      <style:table-column-properties style:column-width="1.296cm"/>
    </style:style>
    <style:style style:name="Table1-Vars.B" style:family="table-column">
      <style:table-column-properties style:column-width="5.001cm"/>
    </style:style>
    <style:style style:name="Table1-Vars.C" style:family="table-column">
      <style:table-column-properties style:column-width="5.715cm"/>
    </style:style>
    <style:style style:name="Table1-Vars.D" style:family="table-column">
      <style:table-column-properties style:column-width="1.799cm"/>
    </style:style>
    <style:style style:name="Table1-Vars.E" style:family="table-column">
      <style:table-column-properties style:column-width="3.201cm"/>
    </style:style>
    <style:style style:name="Table1-Vars.1" style:family="table-row">
      <style:table-row-properties fo:keep-together="auto"/>
    </style:style>
    <style:style style:name="Table1-Var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-Vars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-Vars.2" style:family="table-row">
      <style:table-row-properties fo:background-color="transparent" fo:keep-together="auto">
        <style:background-image/>
      </style:table-row-properties>
    </style:style>
    <style:style style:name="Table1-Vars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-Vars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le2.A" style:family="table-column">
      <style:table-column-properties style:column-width="1.296cm"/>
    </style:style>
    <style:style style:name="Table2.B" style:family="table-column">
      <style:table-column-properties style:column-width="5.001cm"/>
    </style:style>
    <style:style style:name="Table2.C" style:family="table-column">
      <style:table-column-properties style:column-width="5.715cm"/>
    </style:style>
    <style:style style:name="Table2.D" style:family="table-column">
      <style:table-column-properties style:column-width="1.799cm"/>
    </style:style>
    <style:style style:name="Table2.E" style:family="table-column">
      <style:table-column-properties style:column-width="3.20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86e2" officeooo:paragraph-rsid="002f86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a7ee" officeooo:paragraph-rsid="0033a7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0a59" officeooo:paragraph-rsid="00330a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9b6a" officeooo:paragraph-rsid="00309b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c43e" officeooo:paragraph-rsid="0040f7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c43e" officeooo:paragraph-rsid="003fc4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0ad4" officeooo:paragraph-rsid="006a0a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b1a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b1a" officeooo:paragraph-rsid="001efb1a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eeb6" officeooo:paragraph-rsid="0039eeb6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5604" officeooo:paragraph-rsid="003b5604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e53" officeooo:paragraph-rsid="00200e53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8b4" officeooo:paragraph-rsid="00200e53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8b4" officeooo:paragraph-rsid="001f88b4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8b4" officeooo:paragraph-rsid="002172da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aed2" officeooo:paragraph-rsid="0020aed2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58ac" officeooo:paragraph-rsid="002458ac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d3e" officeooo:paragraph-rsid="00248d3e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73a2" officeooo:paragraph-rsid="002473a2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b1a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8b4" officeooo:paragraph-rsid="00204fec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54d7" officeooo:paragraph-rsid="003754d7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c43e" officeooo:paragraph-rsid="003fc43e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a7d7" officeooo:paragraph-rsid="0056a7d7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a7ee" officeooo:paragraph-rsid="0054b3d5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9b6a" officeooo:paragraph-rsid="0054b3d5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8d52" officeooo:paragraph-rsid="0054b3d5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afdf" officeooo:paragraph-rsid="0025afdf" fo:background-color="#fdb9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afdf" officeooo:paragraph-rsid="002a4720" fo:background-color="#fdb9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de69" officeooo:paragraph-rsid="0026de69" fo:background-color="#fdb9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fb1a" officeooo:paragraph-rsid="0054b3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56a7d7" officeooo:paragraph-rsid="0056a7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56a7d7" officeooo:paragraph-rsid="0056a7d7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text-properties officeooo:rsid="0054b3d5" officeooo:paragraph-rsid="0054b3d5"/>
    </style:style>
    <style:style style:name="P35" style:family="paragraph" style:parent-style-name="Standard">
      <style:text-properties officeooo:paragraph-rsid="0054b3d5"/>
    </style:style>
    <style:style style:name="P36" style:family="paragraph" style:parent-style-name="Text_20_body">
      <style:text-properties officeooo:rsid="00676a19" officeooo:paragraph-rsid="00676a19"/>
    </style:style>
    <style:style style:name="P37" style:family="paragraph" style:parent-style-name="Text_20_body">
      <style:text-properties officeooo:rsid="0068173b" officeooo:paragraph-rsid="0068173b"/>
    </style:style>
    <style:style style:name="P38" style:family="paragraph" style:parent-style-name="Text_20_body" style:master-page-name="">
      <style:paragraph-properties style:page-number="auto" fo:break-before="auto" fo:break-after="auto"/>
      <style:text-properties officeooo:rsid="00676a19" officeooo:paragraph-rsid="00676a19"/>
    </style:style>
    <style:style style:name="P3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text-properties officeooo:paragraph-rsid="0054b3d5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54d7" officeooo:paragraph-rsid="003754d7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0ad4" officeooo:paragraph-rsid="006e0808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0a59" officeooo:paragraph-rsid="00330a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a7ee" officeooo:paragraph-rsid="0033a7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8d52" officeooo:paragraph-rsid="006e08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c43e" officeooo:paragraph-rsid="006e08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0808" officeooo:paragraph-rsid="006e08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54d7" officeooo:paragraph-rsid="00375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fb1a" officeooo:paragraph-rsid="001efb1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330a59" officeooo:paragraph-rsid="00330a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f86e2" officeooo:paragraph-rsid="002f86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3754d7" officeooo:paragraph-rsid="003754d7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04fec" officeooo:paragraph-rsid="00204fec" fo:background-color="#89c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0aed2" officeooo:paragraph-rsid="0020aed2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00e53" officeooo:paragraph-rsid="00200e53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1f88b4" officeooo:paragraph-rsid="001f88b4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1efb1a" officeooo:paragraph-rsid="001efb1a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6de69" officeooo:paragraph-rsid="001efb1a" fo:background-color="#72b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6de69" officeooo:paragraph-rsid="0025afdf" fo:background-color="#fdb9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1efb1a" officeooo:paragraph-rsid="001efb1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1efb1a" officeooo:paragraph-rsid="0057cd3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8f797" officeooo:paragraph-rsid="0028f79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6cbcad" officeooo:paragraph-rsid="006cbca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Source Code Pro"/>
    </style:style>
    <style:style style:name="T2" style:family="text">
      <style:text-properties style:font-name="Source Code Pro" officeooo:rsid="00204fec"/>
    </style:style>
    <style:style style:name="T3" style:family="text">
      <style:text-properties style:font-name="Source Code Pro" officeooo:rsid="0026de69"/>
    </style:style>
    <style:style style:name="T4" style:family="text">
      <style:text-properties officeooo:rsid="00200e53"/>
    </style:style>
    <style:style style:name="T5" style:family="text">
      <style:text-properties officeooo:rsid="002172da"/>
    </style:style>
    <style:style style:name="T6" style:family="text">
      <style:text-properties officeooo:rsid="002458ac"/>
    </style:style>
    <style:style style:name="T7" style:family="text">
      <style:text-properties officeooo:rsid="00248d3e"/>
    </style:style>
    <style:style style:name="T8" style:family="text">
      <style:text-properties officeooo:rsid="00267129"/>
    </style:style>
    <style:style style:name="T9" style:family="text">
      <style:text-properties officeooo:rsid="00269a66"/>
    </style:style>
    <style:style style:name="T10" style:family="text">
      <style:text-properties officeooo:rsid="00317ff0"/>
    </style:style>
    <style:style style:name="T11" style:family="text">
      <style:text-properties officeooo:rsid="0032275e"/>
    </style:style>
    <style:style style:name="T12" style:family="text">
      <style:text-properties officeooo:rsid="0038ce53"/>
    </style:style>
    <style:style style:name="T13" style:family="text">
      <style:text-properties officeooo:rsid="003c4fe6"/>
    </style:style>
    <style:style style:name="T14" style:family="text">
      <style:text-properties officeooo:rsid="004b5843"/>
    </style:style>
    <style:style style:name="T15" style:family="text">
      <style:text-properties officeooo:rsid="004e5a22"/>
    </style:style>
    <style:style style:name="T16" style:family="text">
      <style:text-properties officeooo:rsid="0056a7d7"/>
    </style:style>
    <style:style style:name="T17" style:family="text">
      <style:text-properties officeooo:rsid="0059ca29"/>
    </style:style>
    <style:style style:name="T18" style:family="text">
      <style:text-properties officeooo:rsid="0062a30e"/>
    </style:style>
    <style:style style:name="T19" style:family="text">
      <style:text-properties fo:background-color="#89c765" loext:char-shading-value="0"/>
    </style:style>
    <style:style style:name="T20" style:family="text">
      <style:text-properties fo:background-color="#fdb94d" loext:char-shading-value="0"/>
    </style:style>
    <style:style style:name="T21" style:family="text">
      <style:text-properties officeooo:rsid="0068173b"/>
    </style:style>
    <style:style style:name="T22" style:family="text">
      <style:text-properties officeooo:rsid="006e0808"/>
    </style:style>
    <style:style style:name="T23" style:family="text">
      <style:text-properties officeooo:rsid="0054b3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Cell<text:span text:style-name="T21">s</text:span> in <text:span text:style-name="T19">green</text:span> are consider in the algorithm and also in its implementation</text:p>
      <text:p text:style-name="P36">Cell<text:span text:style-name="T21">s</text:span> in <text:span text:style-name="T20">orange</text:span> only are consider in the implementation</text:p>
      <text:p text:style-name="P37">Cells with no fill they aren’t considered in the algorithm, neither in its implementation</text:p>
      <table:table table:name="Table1-Vars" table:style-name="Table1-Vars" table:template-name="Default Style">
        <table:table-column table:style-name="Table1-Vars.A"/>
        <table:table-column table:style-name="Table1-Vars.B"/>
        <table:table-column table:style-name="Table1-Vars.C"/>
        <table:table-column table:style-name="Table1-Vars.D"/>
        <table:table-column table:style-name="Table1-Vars.E"/>
        <table:table-row table:style-name="Table1-Vars.1">
          <table:table-cell table:style-name="Table1-Vars.A1" office:value-type="string">
            <text:p text:style-name="P49">Var</text:p>
          </table:table-cell>
          <table:table-cell table:style-name="Table1-Vars.A1" office:value-type="string">
            <text:p text:style-name="P49">Short description</text:p>
          </table:table-cell>
          <table:table-cell table:style-name="Table1-Vars.A1" office:value-type="string">
            <text:p text:style-name="P49">Description</text:p>
          </table:table-cell>
          <table:table-cell table:style-name="Table1-Vars.A1" office:value-type="string">
            <text:p text:style-name="P49">Type</text:p>
          </table:table-cell>
          <table:table-cell table:style-name="Table1-Vars.E1" office:value-type="string">
            <text:p text:style-name="P49">Notes</text:p>
          </table:table-cell>
        </table:table-row>
        <table:table-row table:style-name="Table1-Vars.2">
          <table:table-cell table:style-name="Table1-Vars.A2" office:value-type="string">
            <text:p text:style-name="P57">tsda</text:p>
          </table:table-cell>
          <table:table-cell table:style-name="Table1-Vars.A2" office:value-type="string">
            <text:p text:style-name="P8">total_size_data</text:p>
          </table:table-cell>
          <table:table-cell table:style-name="Table1-Vars.A2" office:value-type="string">
            <text:p text:style-name="P9">Total records/rows number</text:p>
          </table:table-cell>
          <table:table-cell table:style-name="Table1-Vars.A2" table:number-rows-spanned="5" office:value-type="string">
            <text:p text:style-name="P60">int</text:p>
          </table:table-cell>
          <table:table-cell table:style-name="Table1-Vars.E2" office:value-type="string">
            <text:p text:style-name="P10">tsda = len(dataset)</text:p>
          </table:table-cell>
        </table:table-row>
        <table:table-row table:style-name="Table1-Vars.2">
          <table:table-cell table:style-name="Table1-Vars.A2" office:value-type="string">
            <text:p text:style-name="P57">tsfe</text:p>
          </table:table-cell>
          <table:table-cell table:style-name="Table1-Vars.A2" office:value-type="string">
            <text:p text:style-name="P8">total_size_features</text:p>
          </table:table-cell>
          <table:table-cell table:style-name="Table1-Vars.A2" office:value-type="string">
            <text:p text:style-name="P9">Total features/cols number</text:p>
          </table:table-cell>
          <table:covered-table-cell/>
          <table:table-cell table:style-name="Table1-Vars.E2" office:value-type="string">
            <text:p text:style-name="P11"><text:span text:style-name="T13">t</text:span>sfe = len(dataset.columns)</text:p>
          </table:table-cell>
        </table:table-row>
        <table:table-row table:style-name="Table1-Vars.2">
          <table:table-cell table:style-name="Table1-Vars.A2" office:value-type="string">
            <text:p text:style-name="P57">ssfe</text:p>
          </table:table-cell>
          <table:table-cell table:style-name="Table1-Vars.A2" office:value-type="string">
            <text:p text:style-name="P9">sample_size_features</text:p>
          </table:table-cell>
          <table:table-cell table:style-name="Table1-Vars.A2" office:value-type="string">
            <text:p text:style-name="P9">Number of features to consider</text:p>
          </table:table-cell>
          <table:covered-table-cell/>
          <table:table-cell table:style-name="Table1-Vars.E2" office:value-type="string">
            <text:p text:style-name="P12">ssfe = <text:span text:style-name="T14">int(</text:span>tsfe * spfe<text:span text:style-name="T14">)</text:span></text:p>
          </table:table-cell>
        </table:table-row>
        <table:table-row table:style-name="Table1-Vars.2">
          <table:table-cell table:style-name="Table1-Vars.A2" office:value-type="string">
            <text:p text:style-name="P57">sstr</text:p>
          </table:table-cell>
          <table:table-cell table:style-name="Table1-Vars.A2" office:value-type="string">
            <text:p text:style-name="P8">sample_size_training</text:p>
          </table:table-cell>
          <table:table-cell table:style-name="Table1-Vars.A2" office:value-type="string">
            <text:p text:style-name="P9">The training sample size</text:p>
          </table:table-cell>
          <table:covered-table-cell/>
          <table:table-cell table:style-name="Table1-Vars.E2" office:value-type="string">
            <text:p text:style-name="P9">sstr = <text:span text:style-name="T15">int(</text:span>tsda * sptr<text:span text:style-name="T15">)</text:span></text:p>
          </table:table-cell>
        </table:table-row>
        <table:table-row table:style-name="Table1-Vars.2">
          <table:table-cell table:style-name="Table1-Vars.A2" office:value-type="string">
            <text:p text:style-name="P59">psac</text:p>
          </table:table-cell>
          <table:table-cell table:style-name="Table1-Vars.A2" office:value-type="string">
            <text:p text:style-name="P28">precision_<text:span text:style-name="T8">test_accuracy</text:span></text:p>
          </table:table-cell>
          <table:table-cell table:style-name="Table1-Vars.A2" office:value-type="string">
            <text:p text:style-name="P29">Number of decimals to consider for the <text:span text:style-name="T3">tsac</text:span><text:span text:style-name="T9"> </text:span>value</text:p>
          </table:table-cell>
          <table:covered-table-cell/>
          <table:table-cell table:style-name="Table1-Vars.E2" office:value-type="string">
            <text:p text:style-name="P30">Default: 2</text:p>
            <text:p text:style-name="P30">Added in the v0.1.1</text:p>
          </table:table-cell>
        </table:table-row>
        <table:table-row table:style-name="Table1-Vars.2">
          <table:table-cell table:style-name="Table1-Vars.A2" office:value-type="string">
            <text:p text:style-name="P58">tsac</text:p>
          </table:table-cell>
          <table:table-cell table:style-name="Table1-Vars.A2" office:value-type="string">
            <text:p text:style-name="P8">test_set_accuracy</text:p>
          </table:table-cell>
          <table:table-cell table:style-name="Table1-Vars.A2" office:value-type="string">
            <text:p text:style-name="P9">Current test set accuracy</text:p>
          </table:table-cell>
          <table:table-cell table:style-name="Table1-Vars.A2" table:number-rows-spanned="7" office:value-type="string">
            <text:p text:style-name="P62">float</text:p>
          </table:table-cell>
          <table:table-cell table:style-name="Table1-Vars.E2" office:value-type="string">
            <text:p text:style-name="P19">Initial: 0.00</text:p>
          </table:table-cell>
        </table:table-row>
        <table:table-row table:style-name="Table1-Vars.2">
          <table:table-cell table:style-name="Table1-Vars.A2" office:value-type="string">
            <text:p text:style-name="P57">tsta</text:p>
          </table:table-cell>
          <table:table-cell table:style-name="Table1-Vars.A2" office:value-type="string">
            <text:p text:style-name="P8">test_set_target_accuracy</text:p>
          </table:table-cell>
          <table:table-cell table:style-name="Table1-Vars.A2" office:value-type="string">
            <text:p text:style-name="P9">The desired accuracy for the test set</text:p>
          </table:table-cell>
          <table:covered-table-cell/>
          <table:table-cell table:style-name="Table1-Vars.E2" office:value-type="string">
            <text:p text:style-name="P14">Initial: 0.95</text:p>
          </table:table-cell>
        </table:table-row>
        <table:table-row table:style-name="Table1-Vars.2">
          <table:table-cell table:style-name="Table1-Vars.A2" office:value-type="string">
            <text:p text:style-name="P57">sptr</text:p>
          </table:table-cell>
          <table:table-cell table:style-name="Table1-Vars.A2" office:value-type="string">
            <text:p text:style-name="P8">starting_percent_training</text:p>
          </table:table-cell>
          <table:table-cell table:style-name="Table1-Vars.A2" office:value-type="string">
            <text:p text:style-name="P14">The percent of records/rows to consider for the training set</text:p>
          </table:table-cell>
          <table:covered-table-cell/>
          <table:table-cell table:style-name="Table1-Vars.E2" office:value-type="string">
            <text:p text:style-name="P14">Initial: 0.75</text:p>
          </table:table-cell>
        </table:table-row>
        <table:table-row table:style-name="Table1-Vars.2">
          <table:table-cell table:style-name="Table1-Vars.A2" office:value-type="string">
            <text:p text:style-name="P56"><text:span text:style-name="T7">s</text:span>tpt</text:p>
          </table:table-cell>
          <table:table-cell table:style-name="Table1-Vars.A2" office:value-type="string">
            <text:p text:style-name="P18">step_percent_training</text:p>
          </table:table-cell>
          <table:table-cell table:style-name="Table1-Vars.A2" office:value-type="string">
            <text:p text:style-name="P14">How much will increment the <text:span text:style-name="T1">sptr</text:span> for each iteration</text:p>
          </table:table-cell>
          <table:covered-table-cell/>
          <table:table-cell table:style-name="Table1-Vars.E2" office:value-type="string">
            <text:p text:style-name="P14">Default: 0.<text:span text:style-name="T6">01</text:span></text:p>
          </table:table-cell>
        </table:table-row>
        <table:table-row table:style-name="Table1-Vars.2">
          <table:table-cell table:style-name="Table1-Vars.A2" office:value-type="string">
            <text:p text:style-name="P55">spfe</text:p>
          </table:table-cell>
          <table:table-cell table:style-name="Table1-Vars.A2" office:value-type="string">
            <text:p text:style-name="P8">starting_percent_features</text:p>
          </table:table-cell>
          <table:table-cell table:style-name="Table1-Vars.A2" office:value-type="string">
            <text:p text:style-name="P13">The percent of <text:span text:style-name="T4">features</text:span>/<text:span text:style-name="T4">cols</text:span> to consider</text:p>
          </table:table-cell>
          <table:covered-table-cell/>
          <table:table-cell table:style-name="Table1-Vars.E2" office:value-type="string">
            <text:p text:style-name="P12">Initial: 0.75</text:p>
          </table:table-cell>
        </table:table-row>
        <table:table-row table:style-name="Table1-Vars.2">
          <table:table-cell table:style-name="Table1-Vars.A2" office:value-type="string">
            <text:p text:style-name="P53">stpf</text:p>
          </table:table-cell>
          <table:table-cell table:style-name="Table1-Vars.A2" office:value-type="string">
            <text:p text:style-name="P20">step_percent_features</text:p>
          </table:table-cell>
          <table:table-cell table:style-name="Table1-Vars.A2" office:value-type="string">
            <text:p text:style-name="P21">How much will increment the <text:span text:style-name="T1">sp</text:span><text:span text:style-name="T2">fe</text:span> for each iteration</text:p>
          </table:table-cell>
          <table:covered-table-cell/>
          <table:table-cell table:style-name="Table1-Vars.E2" office:value-type="string">
            <text:p text:style-name="P21">Default: 0.1<text:span text:style-name="T6">0</text:span></text:p>
          </table:table-cell>
        </table:table-row>
        <table:table-row table:style-name="Table1-Vars.2">
          <table:table-cell table:style-name="Table1-Vars.A2" office:value-type="string">
            <text:p text:style-name="P54">sppr</text:p>
          </table:table-cell>
          <table:table-cell table:style-name="Table1-Vars.A2" office:value-type="string">
            <text:p text:style-name="P16">starting_percent_prediction</text:p>
          </table:table-cell>
          <table:table-cell table:style-name="Table1-Vars.A2" office:value-type="string">
            <text:p text:style-name="P15">The percent of records/rows to consider for the <text:span text:style-name="T5">prediction</text:span> set</text:p>
          </table:table-cell>
          <table:covered-table-cell/>
          <table:table-cell table:style-name="Table1-Vars.E2" office:value-type="string">
            <text:p text:style-name="P17">Default: 0.10</text:p>
          </table:table-cell>
        </table:table-row>
        <table:table-row table:style-name="Table1-Vars.2">
          <table:table-cell table:style-name="Table1-Vars.A2" office:value-type="string">
            <text:p text:style-name="P51"><text:span text:style-name="T10">h</text:span>lan</text:p>
          </table:table-cell>
          <table:table-cell table:style-name="Table1-Vars.A2" office:value-type="string">
            <text:p text:style-name="P1">hidden_layers_number</text:p>
          </table:table-cell>
          <table:table-cell table:style-name="Table1-Vars.A2" office:value-type="string">
            <text:p text:style-name="P1">The number of hidden layers</text:p>
          </table:table-cell>
          <table:table-cell table:style-name="Table1-Vars.A2" table:number-rows-spanned="2" office:value-type="string">
            <text:p text:style-name="P61">int</text:p>
          </table:table-cell>
          <table:table-cell table:style-name="Table1-Vars.E2" office:value-type="string">
            <text:p text:style-name="P4"><text:span text:style-name="T11">Default</text:span>: 1</text:p>
            <text:p text:style-name="P5">Added in v0.1.2</text:p>
            <text:p text:style-name="P7">Implemented in 0.1.4</text:p>
          </table:table-cell>
        </table:table-row>
        <table:table-row table:style-name="Table1-Vars.2">
          <table:table-cell table:style-name="Table1-Vars.A2" office:value-type="string">
            <text:p text:style-name="P50"/>
            <text:p text:style-name="P52"><text:span text:style-name="T12">l</text:span>tst</text:p>
          </table:table-cell>
          <table:table-cell table:style-name="Table1-Vars.A2" office:value-type="string">
            <text:p text:style-name="P3"/>
            <text:p text:style-name="P22">limit_train_steps</text:p>
          </table:table-cell>
          <table:table-cell table:style-name="Table1-Vars.A2" office:value-type="string">
            <text:p text:style-name="P2"/>
            <text:p text:style-name="P22">Limit the train steps number</text:p>
          </table:table-cell>
          <table:covered-table-cell/>
          <table:table-cell table:style-name="Table1-Vars.E2" office:value-type="string">
            <text:p text:style-name="P48"><text:span text:style-name="T19">Default: 1000</text:span></text:p>
            <text:p text:style-name="P23">Added in v0.1.2</text:p>
          </table:table-cell>
        </table:table-row>
        <table:table-row table:style-name="Table1-Vars.2">
          <table:table-cell table:style-name="Table1-Vars.A2" office:value-type="string">
            <text:p text:style-name="P50">npla</text:p>
          </table:table-cell>
          <table:table-cell table:style-name="Table1-Vars.A2" office:value-type="string">
            <text:p text:style-name="P3">neurons_per_layer</text:p>
          </table:table-cell>
          <table:table-cell table:style-name="Table1-Vars.A2" office:value-type="string">
            <text:p text:style-name="P2">Number of neurons for each hidden layer</text:p>
          </table:table-cell>
          <table:table-cell table:style-name="Table1-Vars.A2" office:value-type="string">
            <text:p text:style-name="P63">list | array</text:p>
          </table:table-cell>
          <table:table-cell table:style-name="Table1-Vars.E2" office:value-type="string">
            <text:p text:style-name="P45">Default: 1</text:p>
            <text:p text:style-name="P46">Added in v0.1.2</text:p>
            <text:p text:style-name="P47">Modified its type and</text:p>
            <text:p text:style-name="P42"><text:span text:style-name="T22">i</text:span>mplemented in 0.1.4</text:p>
          </table:table-cell>
        </table:table-row>
      </table:table>
      <text:p text:style-name="Standard"/>
      <text:p text:style-name="Standard"/>
      <text:p text:style-name="P35"><text:soft-page-break/><text:span text:style-name="T23">Args from Tensorflow:</text:span></text:p>
      <text:p text:style-name="P3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1">Var</text:p>
          </table:table-cell>
          <table:table-cell table:style-name="Table2.A1" office:value-type="string">
            <text:p text:style-name="P31">Short description</text:p>
          </table:table-cell>
          <table:table-cell table:style-name="Table2.A1" office:value-type="string">
            <text:p text:style-name="P31">Description</text:p>
          </table:table-cell>
          <table:table-cell table:style-name="Table2.A1" office:value-type="string">
            <text:p text:style-name="P31">Type</text:p>
          </table:table-cell>
          <table:table-cell table:style-name="Table2.E1" office:value-type="string">
            <text:p text:style-name="P31">Notes</text:p>
          </table:table-cell>
        </table:table-row>
        <table:table-row table:style-name="Table2.2">
          <table:table-cell table:style-name="Table2.A2" office:value-type="string">
            <text:p text:style-name="P33">bs</text:p>
          </table:table-cell>
          <table:table-cell table:style-name="Table2.A2" office:value-type="string">
            <text:p text:style-name="P24">batch_size</text:p>
          </table:table-cell>
          <table:table-cell table:style-name="Table2.A2" office:value-type="string">
            <text:p text:style-name="P24">¿?</text:p>
          </table:table-cell>
          <table:table-cell table:style-name="Table2.A2" table:number-rows-spanned="2" office:value-type="string">
            <text:p text:style-name="P32">int</text:p>
          </table:table-cell>
          <table:table-cell table:style-name="Table2.E2" office:value-type="string">
            <text:p text:style-name="P26"><text:span text:style-name="T11">Default</text:span>: 1<text:span text:style-name="T16">00</text:span></text:p>
          </table:table-cell>
        </table:table-row>
        <table:table-row table:style-name="Table2.2">
          <table:table-cell table:style-name="Table2.A2" office:value-type="string">
            <text:p text:style-name="P33">ts</text:p>
          </table:table-cell>
          <table:table-cell table:style-name="Table2.A2" office:value-type="string">
            <text:p text:style-name="P24">train_steps</text:p>
          </table:table-cell>
          <table:table-cell table:style-name="Table2.A2" office:value-type="string">
            <text:p text:style-name="P25">Number of <text:span text:style-name="T16">train steps</text:span></text:p>
          </table:table-cell>
          <table:covered-table-cell/>
          <table:table-cell table:style-name="Table2.E2" office:value-type="string">
            <text:p text:style-name="P27"><text:span text:style-name="T17">Initial</text:span>: 1<text:span text:style-name="T18">000</text:span>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8:53:36.381205321</meta:creation-date>
    <dc:date>2018-04-14T21:15:26.520039282</dc:date>
    <meta:editing-duration>PT6H8M15S</meta:editing-duration>
    <meta:editing-cycles>79</meta:editing-cycles>
    <meta:generator>LibreOffice/6.0.1.1$Linux_X86_64 LibreOffice_project/60bfb1526849283ce2491346ed2aa51c465abfe6</meta:generator>
    <meta:document-statistic meta:table-count="2" meta:image-count="0" meta:object-count="0" meta:page-count="2" meta:paragraph-count="94" meta:word-count="258" meta:character-count="1715" meta:non-whitespace-character-count="1551"/>
  </office:meta>
</office:document-meta>
</file>